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6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3.01pt" svg:height="280.09pt" svg:x="437.81pt" svg:y="66.25pt">
            <draw:object draw:notify-on-update-of-ranges="Sheet1.C4:Sheet1.C4 Sheet1.C5:Sheet1.C9 Sheet1.D4:Sheet1.D4 Sheet1.D5:Sheet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ing Dataset</text:p>
          </table:table-cell>
          <table:table-cell office:value-type="string" calcext:value-type="string">
            <text:p>Detection Performance Percent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omatically Generat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elli Fontana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 Dataset 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 Dataset 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base deltas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5:54:12.503263951</meta:creation-date>
    <dc:date>2019-12-04T17:55:02.594118217</dc:date>
    <meta:editing-duration>PT48M35S</meta:editing-duration>
    <meta:editing-cycles>2</meta:editing-cycles>
    <meta:generator>LibreOffice/6.0.6.2$Linux_X86_64 LibreOffice_project/0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24cm" svg:height="9.882cm" xlink:href=".." xlink:type="simple" chart:class="chart:bar" chart:style-name="ch1">
        <chart:legend svg:x="5.068cm" svg:y="0cm" style:legend-expansion="custom" chartooo:width="5.707cm" chartooo:height="1.091cm" style:legend-expansion-aspect-ratio="5.23098075160403" chart:style-name="ch2"/>
        <chart:plot-area chart:style-name="ch3" table:cell-range-address="Sheet1.C4:Sheet1.D9" chart:data-source-has-labels="both" svg:x="0.104cm" svg:y="0.892cm" svg:width="14.519cm" svg:height="8.591cm">
          <chartooo:coordinate-region svg:x="1.622cm" svg:y="1.091cm" svg:width="13.001cm" svg:height="5.186cm"/>
          <chart:axis chart:dimension="x" chart:name="primary-x" chart:style-name="ch4" chartooo:axis-type="auto">
            <chartooo:date-scale/>
            <chart:categories table:cell-range-address="Sheet1.C5:Sheet1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9" chart:label-cell-address="Sheet1.D4:Sheet1.D4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 Performance Percentag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omatically Generated</text:p>
                <draw:g>
                  <svg:desc>Sheet1.C5:Sheet1.C9</svg:desc>
                </draw:g>
              </table:table-cell>
              <table:table-cell office:value-type="float" office:value="75">
                <text:p>75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Arcelli Fontana 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Public Dataset 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Public Dataset 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de base deltas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